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5.8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2d4c" officeooo:paragraph-rsid="00072d4c"/>
    </style:style>
    <style:style style:name="P2" style:family="paragraph" style:parent-style-name="Table_20_Contents">
      <style:text-properties officeooo:rsid="00072d4c" officeooo:paragraph-rsid="00072d4c"/>
    </style:style>
    <style:style style:name="P3" style:family="paragraph" style:parent-style-name="Table_20_Contents">
      <style:text-properties officeooo:rsid="00072d4c" officeooo:paragraph-rsid="00085178"/>
    </style:style>
    <style:style style:name="P4" style:family="paragraph" style:parent-style-name="Table_20_Contents">
      <style:text-properties officeooo:rsid="0008ee35" officeooo:paragraph-rsid="0008ee35"/>
    </style:style>
    <style:style style:name="P5" style:family="paragraph" style:parent-style-name="Table_20_Contents">
      <style:text-properties officeooo:rsid="0008ee35" officeooo:paragraph-rsid="00085178"/>
    </style:style>
    <style:style style:name="P6" style:family="paragraph" style:parent-style-name="Standard">
      <style:text-properties officeooo:rsid="000ee0b5" officeooo:paragraph-rsid="000ee0b5"/>
    </style:style>
    <style:style style:name="P7" style:family="paragraph" style:parent-style-name="Standard">
      <style:text-properties fo:font-weight="bold" officeooo:rsid="00072d4c" style:font-weight-asian="bold" style:font-weight-complex="bold"/>
    </style:style>
    <style:style style:name="P8" style:family="paragraph" style:parent-style-name="Standard">
      <style:text-properties fo:font-weight="bold" officeooo:rsid="00072d4c" officeooo:paragraph-rsid="00072d4c" style:font-weight-asian="bold" style:font-weight-complex="bold"/>
    </style:style>
    <style:style style:name="T1" style:family="text">
      <style:text-properties officeooo:rsid="00085178"/>
    </style:style>
    <style:style style:name="T2" style:family="text">
      <style:text-properties officeooo:rsid="0009a94a"/>
    </style:style>
    <style:style style:name="T3" style:family="text">
      <style:text-properties officeooo:rsid="0009f547"/>
    </style:style>
    <style:style style:name="T4" style:family="text">
      <style:text-properties officeooo:rsid="0010ceae"/>
    </style:style>
    <style:style style:name="T5" style:family="text">
      <style:text-properties officeooo:rsid="0015f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MCA sem -3 </text:p>
      <text:p text:style-name="P8">Subject : Computer Network &amp; <text:s/>Security</text:p>
      <text:p text:style-name="P1"/>
      <text:p text:style-name="P1">Assignment – 1</text:p>
      <text:p text:style-name="P1"/>
      <text:p text:style-name="P6">Write every steps to calculate following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1393118537696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Perform RSA encryption for p=3,q=11 e=7 and M =5 <text:s text:c="2"/></text:p>
          </table:table-cell>
        </table:table-row>
        <table:table-row table:style-name="TableLine1393118552928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Perform RSA encryption for p=<text:span text:style-name="T4">13</text:span>,q=1<text:span text:style-name="T4">7</text:span> e=<text:span text:style-name="T4">7</text:span> and M =9 <text:s/></text:p>
          </table:table-cell>
        </table:table-row>
        <table:table-row table:style-name="TableLine139311855755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3">Perform RSA encryption for p=<text:span text:style-name="T1">7</text:span>,q=<text:span text:style-name="T1">5</text:span> e=<text:span text:style-name="T5">11</text:span> and M =<text:span text:style-name="T1">4</text:span></text:p>
          </table:table-cell>
        </table:table-row>
        <table:table-row table:style-name="TableLine1393118579856"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5">In public key using RSA . If cipher text =10 and it send to user whose public key is e=5 , n=35. What is plain text? <text:s/><text:span text:style-name="T2">(</text:span><text:span text:style-name="T3">Hint : n = p*Q= 35, p &amp; q are prime number </text:span><text:span text:style-name="T2">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8T10:07:07.505000000</meta:creation-date>
    <dc:date>2023-07-20T10:17:45.204000000</dc:date>
    <meta:editing-duration>PT29M27S</meta:editing-duration>
    <meta:editing-cycles>9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2" meta:word-count="87" meta:character-count="420" meta:non-whitespace-character-count="336"/>
  </office:meta>
</office:document-meta>
</file>